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ba5f" officeooo:paragraph-rsid="0000ba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 conception mvc ce constituerai de la maniere suivante :</text:p>
      <text:p text:style-name="P1">un index ,une page principale avec header et footer <text:s/>,</text:p>
      <text:p text:style-name="P1">des page php de fonctions , des pages php de fragment de html .</text:p>
      <text:p text:style-name="P1"/>
      <text:p text:style-name="P1">Quand le client par exemple se connecte lorsqu’il appuie sur le bouton connexion il est rediriger vers une page de fonctions qui va questionner la base de donnée si le compte existe et s’il existe on va renvoyer la page principale avec le fragment d’accueil .</text:p>
      <text:p text:style-name="P1"/>
      <text:p text:style-name="P1">A chaque requete du client de type deplacement on va recharger la meme page avec un fragment different . </text:p>
      <text:p text:style-name="P1"/>
      <text:p text:style-name="P1">Si le client envoie une requete de type trie on va aller dans les fonctions et questionner la bdd pour un tr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5:21:06.742260107</meta:creation-date>
    <meta:editing-duration>PT6M</meta:editing-duration>
    <meta:editing-cycles>2</meta:editing-cycles>
    <meta:generator>LibreOffice/6.0.2.1.0$Linux_X86_64 LibreOffice_project/00m0$Build-1</meta:generator>
    <dc:date>2018-04-09T15:37:07.994037990</dc:date>
    <meta:document-statistic meta:table-count="0" meta:image-count="0" meta:object-count="0" meta:page-count="1" meta:paragraph-count="6" meta:word-count="122" meta:character-count="651" meta:non-whitespace-character-count="533"/>
  </office:meta>
</office:document-meta>
</file>